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Helvetica, 'Lucida Sans Unicode', sans-serif"/>
    <style:font-face style:name="arial" svg:font-family="arial, helvetica, clean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justify" style:justify-single-word="false"/>
      <style:text-properties officeooo:rsid="0015bb70" officeooo:paragraph-rsid="0015bb70"/>
    </style:style>
    <style:style style:name="P2" style:family="paragraph" style:parent-style-name="Text_20_body">
      <style:paragraph-properties fo:text-align="justify" style:justify-single-word="false"/>
      <style:text-properties officeooo:rsid="0015bb70" officeooo:paragraph-rsid="0015bb70"/>
    </style:style>
    <style:style style:name="P3" style:family="paragraph" style:parent-style-name="Text_20_body">
      <style:paragraph-properties fo:text-align="justify" style:justify-single-word="false"/>
      <style:text-properties officeooo:rsid="0016627e" officeooo:paragraph-rsid="0018c066"/>
    </style:style>
    <style:style style:name="P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6627e" officeooo:paragraph-rsid="0018c066"/>
    </style:style>
    <style:style style:name="P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6627e" officeooo:paragraph-rsid="0016627e"/>
    </style:style>
    <style:style style:name="P6" style:family="paragraph" style:parent-style-name="Text_20_body">
      <style:paragraph-properties fo:text-align="justify" style:justify-single-word="false"/>
      <style:text-properties officeooo:paragraph-rsid="0016627e"/>
    </style:style>
    <style:style style:name="P7" style:family="paragraph" style:parent-style-name="Text_20_body">
      <style:paragraph-properties fo:text-align="justify" style:justify-single-word="false"/>
      <style:text-properties fo:font-style="italic" officeooo:rsid="00180235" officeooo:paragraph-rsid="0018c066" style:font-style-asian="italic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officeooo:rsid="0018c066" officeooo:paragraph-rsid="0018c066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officeooo:paragraph-rsid="0018c066"/>
    </style:style>
    <style:style style:name="P11" style:family="paragraph" style:parent-style-name="Table_20_Contents">
      <style:paragraph-properties fo:text-align="justify" style:justify-single-word="false"/>
      <style:text-properties officeooo:paragraph-rsid="001fe3a1"/>
    </style:style>
    <style:style style:name="P12" style:family="paragraph" style:parent-style-name="Table_20_Contents">
      <style:paragraph-properties fo:text-align="justify" style:justify-single-word="false"/>
      <style:text-properties officeooo:rsid="001b78ef" officeooo:paragraph-rsid="001b78ef"/>
    </style:style>
    <style:style style:name="P13" style:family="paragraph" style:parent-style-name="Table_20_Contents">
      <style:paragraph-properties fo:text-align="justify" style:justify-single-word="false"/>
      <style:text-properties officeooo:rsid="001b78ef" officeooo:paragraph-rsid="001c6c01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1c6c01" officeooo:paragraph-rsid="001c6c01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1c6c01" officeooo:paragraph-rsid="001c6c01"/>
    </style:style>
    <style:style style:name="P16" style:family="paragraph" style:parent-style-name="Table_20_Contents">
      <style:paragraph-properties fo:text-align="justify" style:justify-single-word="false"/>
      <style:text-properties fo:font-weight="normal" officeooo:rsid="001c6c01" officeooo:paragraph-rsid="001c6c01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style="normal" fo:font-weight="bold" officeooo:rsid="001fe3a1" officeooo:paragraph-rsid="001fe3a1" style:font-style-asian="normal" style:font-weight-asian="bold" style:font-style-complex="normal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tyle="normal" fo:font-weight="bold" officeooo:rsid="0020d61e" officeooo:paragraph-rsid="0020d61e" style:font-style-asian="normal" style:font-weight-asian="bold" style:font-style-complex="normal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tyle="normal" fo:font-weight="bold" officeooo:rsid="001c6c01" officeooo:paragraph-rsid="001c6c01" style:font-style-asian="normal" style:font-weight-asian="bold" style:font-style-complex="normal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tyle="normal" fo:font-weight="normal" officeooo:rsid="001fe3a1" officeooo:paragraph-rsid="001fe3a1" style:font-style-asian="normal" style:font-weight-asian="normal" style:font-style-complex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style="normal" fo:font-weight="normal" officeooo:rsid="0020d61e" officeooo:paragraph-rsid="0020d61e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style="normal" fo:font-weight="normal" officeooo:rsid="00234436" officeooo:paragraph-rsid="00234436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style="normal" fo:font-weight="normal" officeooo:rsid="001c6c01" officeooo:paragraph-rsid="001c6c01" style:font-style-asian="normal" style:font-weight-asian="normal" style:font-style-complex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style="normal" officeooo:rsid="001c6c01" officeooo:paragraph-rsid="001c6c01" style:font-style-asian="normal" style:font-style-complex="normal"/>
    </style:style>
    <style:style style:name="P25" style:family="paragraph" style:parent-style-name="Table_20_Contents">
      <style:paragraph-properties fo:text-align="justify" style:justify-single-word="false"/>
      <style:text-properties officeooo:rsid="00218f45" officeooo:paragraph-rsid="00218f45"/>
    </style:style>
    <style:style style:name="P26" style:family="paragraph" style:parent-style-name="Table_20_Contents">
      <style:paragraph-properties fo:text-align="justify" style:justify-single-word="false"/>
      <style:text-properties officeooo:rsid="001bbd4f" officeooo:paragraph-rsid="001c6c01"/>
    </style:style>
    <style:style style:name="P27" style:family="paragraph" style:parent-style-name="Table_20_Contents">
      <style:paragraph-properties fo:text-align="justify" style:justify-single-word="false"/>
      <style:text-properties fo:font-style="italic" fo:font-weight="normal" officeooo:rsid="001e06bf" officeooo:paragraph-rsid="001c6c01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text-underline-style="none" officeooo:rsid="001b78ef" officeooo:paragraph-rsid="0016627e"/>
    </style:style>
    <style:style style:name="P2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6627e" officeooo:paragraph-rsid="00292479"/>
    </style:style>
    <style:style style:name="P3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6627e" officeooo:paragraph-rsid="0030b44e"/>
    </style:style>
    <style:style style:name="P31" style:family="paragraph" style:parent-style-name="Text_20_body">
      <style:paragraph-properties fo:text-align="justify" style:justify-single-word="false"/>
      <style:text-properties officeooo:paragraph-rsid="00292479"/>
    </style:style>
    <style:style style:name="P32" style:family="paragraph" style:parent-style-name="Text_20_body">
      <style:paragraph-properties fo:text-align="justify" style:justify-single-word="false"/>
      <style:text-properties fo:font-style="normal" style:text-underline-style="none" officeooo:rsid="00292479" officeooo:paragraph-rsid="00292479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fo:font-style="normal" style:text-underline-style="none" officeooo:rsid="002adadd" officeooo:paragraph-rsid="002adadd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officeooo:rsid="002adadd" officeooo:paragraph-rsid="002c0e52"/>
    </style:style>
    <style:style style:name="P35" style:family="paragraph" style:parent-style-name="Text_20_body">
      <style:paragraph-properties fo:text-align="justify" style:justify-single-word="false"/>
      <style:text-properties fo:font-weight="normal" officeooo:rsid="002adadd" officeooo:paragraph-rsid="002adadd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weight="normal" officeooo:rsid="002c0e52" officeooo:paragraph-rsid="002c0e52" style:font-weight-asian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2c0e52" officeooo:paragraph-rsid="002c0e52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officeooo:rsid="00314b9b" officeooo:paragraph-rsid="00314b9b"/>
    </style:style>
    <style:style style:name="P39" style:family="paragraph" style:parent-style-name="Heading_20_1">
      <style:paragraph-properties fo:text-align="justify" style:justify-single-word="false"/>
    </style:style>
    <style:style style:name="P40" style:family="paragraph" style:parent-style-name="Heading_20_1">
      <style:paragraph-properties fo:text-align="justify" style:justify-single-word="false"/>
      <style:text-properties officeooo:rsid="00292479" officeooo:paragraph-rsid="00292479"/>
    </style:style>
    <style:style style:name="P41" style:family="paragraph" style:parent-style-name="Heading_20_1">
      <style:paragraph-properties fo:text-align="justify" style:justify-single-word="false"/>
      <style:text-properties officeooo:rsid="0030b44e" officeooo:paragraph-rsid="0030b44e"/>
    </style:style>
    <style:style style:name="P42" style:family="paragraph" style:parent-style-name="Table_20_Contents">
      <style:paragraph-properties fo:text-align="justify" style:justify-single-word="false"/>
      <style:text-properties officeooo:rsid="002dc28d" officeooo:paragraph-rsid="002dc28d"/>
    </style:style>
    <style:style style:name="P43" style:family="paragraph" style:parent-style-name="Table_20_Contents">
      <style:paragraph-properties fo:text-align="justify" style:justify-single-word="false"/>
      <style:text-properties officeooo:rsid="002f766a" officeooo:paragraph-rsid="0030b44e"/>
    </style:style>
    <style:style style:name="P44" style:family="paragraph" style:parent-style-name="Table_20_Contents">
      <style:paragraph-properties fo:text-align="justify" style:justify-single-word="false"/>
      <style:text-properties officeooo:rsid="0030ccf8" officeooo:paragraph-rsid="0030ccf8"/>
    </style:style>
    <style:style style:name="P45" style:family="paragraph" style:parent-style-name="Table_20_Contents">
      <style:paragraph-properties fo:text-align="justify" style:justify-single-word="false"/>
      <style:text-properties officeooo:rsid="0032b493" officeooo:paragraph-rsid="0032b49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c066" style:font-style-asian="italic" style:font-style-complex="italic"/>
    </style:style>
    <style:style style:name="T3" style:family="text">
      <style:text-properties fo:font-style="italic" officeooo:rsid="001bbd4f" style:font-style-asian="italic" style:font-style-complex="italic"/>
    </style:style>
    <style:style style:name="T4" style:family="text">
      <style:text-properties fo:font-style="italic" officeooo:rsid="001e06bf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8c066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6627e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292479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06bf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bd4f" style:font-style-asian="normal" style:font-style-complex="normal"/>
    </style:style>
    <style:style style:name="T12" style:family="text">
      <style:text-properties fo:font-style="normal" officeooo:rsid="001c6c01" style:font-style-asian="normal" style:font-style-complex="normal"/>
    </style:style>
    <style:style style:name="T13" style:family="text">
      <style:text-properties fo:font-style="normal" officeooo:rsid="00295fa3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e06bf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c0e52" style:font-style-asian="normal" style:font-weight-asian="normal" style:font-style-complex="normal" style:font-weight-complex="normal"/>
    </style:style>
    <style:style style:name="T18" style:family="text">
      <style:text-properties officeooo:rsid="0018c066"/>
    </style:style>
    <style:style style:name="T19" style:family="text">
      <style:text-properties officeooo:rsid="001bbd4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e06bf"/>
    </style:style>
    <style:style style:name="T22" style:family="text">
      <style:text-properties officeooo:rsid="0020d61e"/>
    </style:style>
    <style:style style:name="T23" style:family="text">
      <style:text-properties officeooo:rsid="0024ca86"/>
    </style:style>
    <style:style style:name="T24" style:family="text">
      <style:text-properties officeooo:rsid="002dc28d"/>
    </style:style>
    <style:style style:name="T25" style:family="text">
      <style:text-properties officeooo:rsid="002ed39f"/>
    </style:style>
    <style:style style:name="T26" style:family="text">
      <style:text-properties officeooo:rsid="0030cc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ias</text:p>
      <text:p text:style-name="P2"/>
      <text:h text:style-name="P39" text:outline-level="1">OPEN-SET</text:h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Esse Link nos dá uma visão geral da necessidade de se fazer classificacao one-class. Além disso nos dá uma ideia visual da separacao não linear que realiza as SVM e por que podemos utilizar isso para “capturar” uma região apenas e considerar tudo que estiver fora como <text:span text:style-name="T1">out-of-class.</text:span></text:p>
            <text:p text:style-name="P7">Apresenta o link para os artigos originais de duas implementacoes de one-class-SVM</text:p>
            <text:p text:style-name="P4"><text:a xlink:type="simple" xlink:href="http://rvlasveld.github.io/blog/2013/07/12/introduction-to-one-class-support-vector-machines/" text:style-name="Internet_20_link" text:visited-style-name="Visited_20_Internet_20_Link">http://rvlasveld.github.io/blog/2013/07/12/introduction-to-one-class-support-vector-machines/</text:a></text:p>
          </table:table-cell>
        </table:table-row>
        <table:table-row>
          <table:table-cell table:style-name="Table1.A2" office:value-type="string">
            <text:p text:style-name="P10"><text:span text:style-name="T18">Esse link dá uma explicacão sucinta e visual sobre one-class-SVM em python. Dá uma ideia do uso do hiperparametro “</text:span><text:span text:style-name="T5">v</text:span><text:span text:style-name="T2">”</text:span></text:p>
            <text:p text:style-name="P8"/>
            <text:p text:style-name="P8">http://scikit-learn.org/stable/modules/outlier_detection.html</text:p>
          </table:table-cell>
        </table:table-row>
        <table:table-row>
          <table:table-cell table:style-name="Table1.A2" office:value-type="string">
            <text:p text:style-name="P12"/>
            <text:p text:style-name="P14">Introducao</text:p>
            <text:p text:style-name="P13">Esse paper é um estudo a respeito de abordagens de classificacao para problemas OPEN-SET. <text:span text:style-name="T19">Ele comeca sua introducao com explicacoes convincentes sobre a natureza OPEN-SET das coisas. </text:span></text:p>
            <text:p text:style-name="P13"/>
            <text:p text:style-name="P26">Em geral, quando tratamos de um problema de reconhecimento/deteccao nós iremos enfrentar um cenário OPEN-SET onde as classes de interesse vão estar em número muito menor que as demais classes e ainda por cima não conhecemos a totalidade das classes que compoem o universo, <text:s/><text:span text:style-name="T23">i.e, só conhecemos uma pequena parte das classes negativas!</text:span></text:p>
            <text:p text:style-name="P13"/>
            <text:p text:style-name="P13"><text:span text:style-name="T19">Muitos modelos são treinado de forma binária e tentando aumentar ao máximo os exemplos de classe negativa, diminuindo o indice de </text:span><text:span text:style-name="T3">openness </text:span><text:span text:style-name="T11"><text:s/>do problema, </text:span><text:span text:style-name="T12">mas isso provavelmente não é uma abordagem correta.</text:span></text:p>
            <text:p text:style-name="P24"/>
            <text:p text:style-name="P15"><text:span text:style-name="T10">Por fim, o paper propoem uma nova abordagem para o problema. A otimizacao </text:span><text:span text:style-name="T1">“1-vs-set machine”. </text:span><text:span text:style-name="T10">Com a ideia de complementar os algoritmos de 1-class SVM e Binary SVM(Algoritmos já amplamente utilizados na área de reconhecimento em </text:span><text:span text:style-name="T14">visão computacional</text:span><text:span text:style-name="T10">).</text:span></text:p>
            <text:p text:style-name="P24"/>
            <text:p text:style-name="P19">Formalizacao matématica</text:p>
            <text:p text:style-name="P16"><text:span text:style-name="T10">O paper é muito baseado na formalizacao matemática de um problema OPEN-SET. Basicamente ele diz sobre a minimizacao de dois riscos. Ele deseja reduzir o espaco reservado para a classe positiva atrávez do equilibrio entre o poder de </text:span><text:span text:style-name="T14">generalizacao </text:span><text:span text:style-name="T10">e </text:span><text:span text:style-name="T14">especificacao</text:span><text:span text:style-name="T10"> desse espaco. Alguns outros hiperparametros são fornecidos para auxiliar essa busca, mas não são muito tratados no paper.</text:span></text:p>
            <text:p text:style-name="P23"/>
            <text:p text:style-name="P19">Trabalho Anteriores</text:p>
            <text:p text:style-name="P23">O paper acusa os pesquisadores de trataram a solucao de um problema OPEN-SET apenas com avaliacao delas. Muito se pesquisa sobre a qualidade de um modelo e não em como melhorar as abordagens atualmente feitas. </text:p>
            <text:p text:style-name="P16"><text:span text:style-name="T10">Ele mostra exemplos de porque a ideia de simplesmente utilizar classificadores binários e </text:span><text:soft-page-break/><text:span text:style-name="T10">aumentar o máximo possível de exemplos negativos para aumentar a generalizacao dos classificadores é uma tática instavel. E que isso gera uma </text:span><text:span text:style-name="T1">overspecealization</text:span><text:span text:style-name="T8"> </text:span><text:span text:style-name="T10">sobre as classes negativas. </text:span><text:span text:style-name="T15">Propoem o estudo de </text:span><text:span text:style-name="T9">density estimator </text:span><text:span text:style-name="T15">para solucao OPEN-SET</text:span><text:span text:style-name="T4">.</text:span></text:p>
            <text:p text:style-name="P27"/>
            <text:p text:style-name="P17"><text:span text:style-name="T21">1-</text:span>class SVM</text:p>
            <text:p text:style-name="P20">Por mais interessante que pareca a abordagem do 1-class SVM, de treinar apenas com exemplos positivos, a literatura mostrou isso como uma técnica limitada na <text:span text:style-name="T20">visão computacional</text:span>. É natural a escolha dessa técnica, mas ela provavelmente irá necessitar de uma busca exaustiva por parametros que tornem a solucao viável. </text:p>
            <text:p text:style-name="P20"/>
            <text:p text:style-name="P20">A técnica tem os seguintes problemas: pouco poder de generalizacao/especializacao, overfitting no treino.</text:p>
            <text:p text:style-name="P20"/>
            <text:p text:style-name="P20">O paper não discarta o uso dessa técnica e aponta algumas pesquisas onde ela obteve sucesso. Utilizando alguns truques nos dados de treino.</text:p>
            <text:p text:style-name="P20"/>
            <text:p text:style-name="P17">Binary SVM</text:p>
            <text:p text:style-name="P20">É o algoritmo de maior destaque para os problemas de <text:span text:style-name="T20">visao</text:span> no paper. Foi apontada uma referencia que utiliza um ensemble desse classificador e consegue uma boa generalizacao. Além disso.</text:p>
            <text:p text:style-name="P20"/>
            <text:p text:style-name="P17">1-vs-set Machine</text:p>
            <text:p text:style-name="P20">É um algoritmo de aprimoramento para SVM de <text:span text:style-name="T20">Kernels lineares. </text:span>Trata-se da adicao de mais uma borda de separacao e a otimizacao entre o grau de generalizacao e especializacao do modelo. <text:span text:style-name="T22">É claro que essa solucão foi feita em cima de problemas com bom resultado de classificacao linear.</text:span></text:p>
            <text:p text:style-name="P20"/>
            <text:p text:style-name="P21">Foi dado alguns algoritimos que encapsulam os treinamento de <text:span text:style-name="T20">1-class SVM e binary SVM</text:span> no treinamento de uma <text:span text:style-name="T20">1-vs-Set Machine</text:span>. </text:p>
            <text:p text:style-name="P21"/>
            <text:p text:style-name="P22">É bom deixar claro que o 1-vs-set Machine funciona em cima de 1-class Svm ou Binary SVM. É apenas uma melhoria desses algoritmos.</text:p>
            <text:p text:style-name="P21"/>
            <text:p text:style-name="P18">Resultados</text:p>
            <text:p text:style-name="P21">Foi definido que para uma melhor comparacao estatística entre os modelos seria utilizado a comparacao entre a métrica <text:span text:style-name="T1">F-measure</text:span>. A natureza desbalanceada dos dados não favorece a utilizacao de acurácia como uma boa métrica.</text:p>
            <text:p text:style-name="P21"/>
            <text:p text:style-name="P21">Foi feito testes com um problema de reconhecimento de objetos e reconhecimento facial. </text:p>
            <text:p text:style-name="P21"/>
            <text:p text:style-name="P21">O primeiro foi mostrado que para qualquer classe de interesse, aleatoriamente escolhida, em um problema OPEN-SET os algoritmos com <text:span text:style-name="T20">1-vs-set Machine</text:span> tinham vantagens às versoes originais. O estudo não permetiu concluir uma vantagem entre <text:span text:style-name="T20">1-class e Binary SVM. </text:span>(não foi realizado <text:span text:style-name="T1">tunning</text:span> de hiperparametros)</text:p>
            <text:p text:style-name="P18"/>
            <text:p text:style-name="P21">No segundo exemplo foi mostrado que quanto maior o indice de <text:span text:style-name="T1">openness</text:span> do problemas mais eficiente é a abordagem <text:span text:style-name="T20">1-vs-set Machine</text:span> no caso em comparacao com <text:span text:style-name="T20">Binary SVM.</text:span></text:p>
            <text:p text:style-name="P11"/>
            <text:p text:style-name="P25">LINKS:</text:p>
            <text:p text:style-name="P12">http://www.wjscheirer.com/papers/wjs_tpami2013_openset.pdf</text:p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ext:soft-page-break/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</table:table>
      <text:p text:style-name="P5"><text:a xlink:type="simple" xlink:href="http://rvlasveld.github.io/blog/2013/07/12/introduction-to-one-class-support-vector-machines/" text:style-name="Internet_20_link" text:visited-style-name="Visited_20_Internet_20_Link"><text:span text:style-name="T1"/></text:a></text:p>
      <text:p text:style-name="P28"/>
      <text:h text:style-name="P40" text:outline-level="1">Contaminacao <text:span text:style-name="T24">e producao</text:span> do ethanol</text:h>
      <text:p text:style-name="P31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Esspe paper é um estudo dos contaminantes presentes nos processos comuns de producao de ethanol. Ele enfatiza os grandes contaminantes responsáveis, mas também estuda outros. <text:span text:style-name="T25">Os contaminantes são responsáveis por 2~22% da perda do produto final.</text:span></text:p>
            <text:p text:style-name="P33">O paper acusa as contaminacoes como um grande empecílio na producao industrial fazendo com que desde atrase/diminua a producao esperada até o interrompimento total do processo para limpeza. <text:s/>Tudo isso acarreta num aumento no v<text:span text:style-name="T25">a</text:span>lor final do produto.</text:p>
            <text:p text:style-name="P34"><text:span text:style-name="T13">B</text:span><text:span text:style-name="T10">asicamente o paper separa a contaminacao na producao de ethanol em duas categorias: </text:span><text:span text:style-name="T16">de bactérias(maior parte da contaminacao) e de </text:span><text:span text:style-name="T14">leveduras. </text:span><text:span text:style-name="T17">Uma lista com as principais contaminantes (bacterias/leveduras) é dada no paper.</text:span></text:p>
            <text:p text:style-name="P35"><text:span text:style-name="T10">A bactéria LAB é a principal contaminante e podemos tratar a contaminacao com o uso de antibióticos.</text:span></text:p>
            <text:p text:style-name="P35"><text:span text:style-name="T10">As leveduras também tem uma parcela de culpa na baixa de producao (por concorrencia ou por outros processos quimicos decorrentes). A </text:span><text:span text:style-name="T1">Dekkera bruxellensis </text:span><text:span text:style-name="T10"><text:s/>é uma das principais vilas desse processo.</text:span></text:p>
            <text:p text:style-name="P36"><text:span text:style-name="T10">A contaminacao por Leveduras também tem grande impacto e é mais complicada de ser tratada pela semelhanca biológica com a levedura Saccharomyces (espécie desejada).</text:span></text:p>
            <text:p text:style-name="P36"><text:span text:style-name="T10">O paper aponta as seguintes leveduras como principais contaminantes indesejadas: Dekkera bruxellensis, Candida tropicalis, Pichia galeiformis and Candida sp.</text:span></text:p>
            <text:p text:style-name="P36"><text:span text:style-name="T10">É claro que um processo dessa natureza preve alguma contaminacao, mas algumas delas, </text:span><text:span text:style-name="T14">se detectadas previamente</text:span><text:span text:style-name="T10">, podem salvar algum dinheiro no processo total. Existem alguns processos micro-biológicos e moleculares para a identificacão dessas leveduras. Técnicas como </text:span><text:span text:style-name="T14">PCR, PCR-rDNA, PCR-fingerprinting e GTG.</text:span></text:p>
            <text:p text:style-name="P37"><text:span text:style-name="T10">Até o momento de publicacao do artigo, ele considerava os processos de identificacao de leveduras caros e muitas vezes inviável por necessidade laboratorial. Acredita na necessidade de estudos de métodos mais eficientes.</text:span></text:p>
            <text:p text:style-name="P31"><text:span text:style-name="T7">Link: https://www.ncbi.nlm.nih.gov/pubmed/21770989</text:span></text:p>
          </table:table-cell>
        </table:table-row>
        <table:table-row>
          <table:table-cell table:style-name="Table2.A2" office:value-type="string">
            <text:p text:style-name="P42"><text:span text:style-name="T1">Link com a explicacao sucinta e fácil do geral do processo de fermentacao para obtencao do ethanol a partir da cana de acucar.</text:span></text:p>
            <text:p text:style-name="P42"><text:span text:style-name="T1"/></text:p>
            <text:p text:style-name="P42"><text:span text:style-name="T1">Link:https://www.novacana.com/etanol/fabricacao/</text:span></text:p>
          </table:table-cell>
        </table:table-row>
      </table:table>
      <text:p text:style-name="P29"><text:a xlink:type="simple" xlink:href="http://rvlasveld.github.io/blog/2013/07/12/introduction-to-one-class-support-vector-machines/" text:style-name="Internet_20_link" text:visited-style-name="Visited_20_Internet_20_Link"><text:span text:style-name="T6"/></text:a></text:p>
      <text:h text:style-name="P41" text:outline-level="1"><text:soft-page-break/>PCR</text:h>
      <text:p text:style-name="P38">O PCR originalmente é utilizado como uma técnica de amplificacao de DNA. Tendo uma pequena sequencia de DNA é possível replica-la em grande escavala para poder estuda-la.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3">Explicacao sucinta da técnica de amplificacao <text:span text:style-name="T20">PCR</text:span></text:p>
            <text:p text:style-name="P43">Link: https://pt.wikipedia.org/wiki/Rea%C3%A7%C3%A3o_em_cadeia_da_polimerase</text:p>
          </table:table-cell>
        </table:table-row>
        <table:table-row>
          <table:table-cell table:style-name="Table3.A2" office:value-type="string">
            <text:p text:style-name="Table_20_Contents">Principio da PCR de forma prática e simples de visualizar. <text:span text:style-name="T26">Deixa claro a funcao básica do PCR como uma técnica de amplificacao.</text:span></text:p>
            <text:p text:style-name="P44">Link:http://learn.genetics.utah.edu/content/labs/pcr/PCR%20Biotechnique.swf</text:p>
          </table:table-cell>
        </table:table-row>
        <table:table-row>
          <table:table-cell table:style-name="Table3.A2" office:value-type="string">
            <text:p text:style-name="P45">Apresentacao sobre DNA fingerprinting que utiliza o PCR para viabilizar o estudo</text:p>
            <text:p text:style-name="P45"/>
            <text:p text:style-name="P45">Link: http://www.csun.edu/~cmalone/pdf360/Ch16,17rDNA.pdf</text:p>
          </table:table-cell>
        </table:table-row>
      </table:table>
      <text:p text:style-name="P30"><text:a xlink:type="simple" xlink:href="http://rvlasveld.github.io/blog/2013/07/12/introduction-to-one-class-support-vector-machines/" text:style-name="Internet_20_link" text:visited-style-name="Visited_20_Internet_20_Link"><text:span text:style-name="T6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Helvetica, 'Lucida Sans Unicode', sans-serif"/>
    <style:font-face style:name="arial" svg:font-family="arial, helvetica, clean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21:23.461976045</meta:creation-date>
    <meta:editing-duration>P1DT3H11M23S</meta:editing-duration>
    <meta:editing-cycles>20</meta:editing-cycles>
    <meta:generator>LibreOffice/5.1.4.2$Linux_X86_64 LibreOffice_project/10m0$Build-2</meta:generator>
    <dc:date>2016-11-13T15:14:51.351642754</dc:date>
    <meta:document-statistic meta:table-count="3" meta:image-count="0" meta:object-count="0" meta:page-count="4" meta:paragraph-count="55" meta:word-count="1090" meta:character-count="7544" meta:non-whitespace-character-count="6499"/>
  </office:meta>
</office:document-meta>
</file>